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rReport.init( DavResource resource , ReportInfo 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JcrReport.getRepor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rt.getRepositor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